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fo:font-size="41.0999984741211pt" style:font-size-asian="36pt" style:font-size-complex="41.0999984741211pt"/>
    </style:style>
    <style:style style:name="T1" style:family="text">
      <style:text-properties officeooo:rsid="001a6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寻找代理池的方法</text:p>
      <text:p text:style-name="P1">首先在浏览器搜索框输入：“Free Proxies”“目前共有抓取源”</text:p>
      <text:p text:style-name="P1"/>
      <text:p text:style-name="P1">然后一个一个的去试用导入winxay客户端检测能用的节点，也可以制作成订阅链接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15:18:46.790000000</meta:creation-date>
    <dc:date>2021-05-10T15:21:35.780000000</dc:date>
    <meta:editing-duration>PT2M49S</meta:editing-duration>
    <meta:editing-cycles>1</meta:editing-cycles>
    <meta:document-statistic meta:table-count="0" meta:image-count="0" meta:object-count="0" meta:page-count="1" meta:paragraph-count="3" meta:word-count="64" meta:character-count="82" meta:non-whitespace-character-count="81"/>
    <meta:generator>LibreOffice/7.1.2.2$Windows_X86_64 LibreOffice_project/8a45595d069ef5570103caea1b71cc9d82b2aae4</meta:generator>
  </office:meta>
</office:document-meta>
</file>